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5-03-0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4-03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3-03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2-03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1-10-2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1-03-1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20-03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9-03-28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8-03-1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7-03-2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6-03-03 0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5-03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4-03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3-03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2-03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11-03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3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200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90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9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7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158109282401</text:p>
          </table:table-cell>
          <table:table-cell office:value-type="string" calcext:value-type="string">
            <text:p>(D-26-22)23bba- 1</text:p>
          </table:table-cell>
          <table:table-cell office:value-type="string" calcext:value-type="string">
            <text:p>1975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78" meta:object-count="0"/>
    <meta:user-defined meta:name="AppVersion">3.0</meta:user-defined>
  </office:meta>
</office:document-meta>
</file>